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Light1" svg:font-family="'Montserrat Light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4.5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979in" fo:margin-left="0in" fo:margin-top="0in" fo:margin-bottom="0in" table:align="left"/>
    </style:style>
    <style:style style:name="Table2.A" style:family="table-column">
      <style:table-column-properties style:column-width="2.1667in"/>
    </style:style>
    <style:style style:name="Table2.B" style:family="table-column">
      <style:table-column-properties style:column-width="4.530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979in" fo:margin-left="0in" fo:margin-top="0in" fo:margin-bottom="0in" table:align="left"/>
    </style:style>
    <style:style style:name="Table3.A" style:family="table-column">
      <style:table-column-properties style:column-width="2.1764in"/>
    </style:style>
    <style:style style:name="Table3.B" style:family="table-column">
      <style:table-column-properties style:column-width="4.520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111111" style:font-name="Montserrat" fo:font-size="25pt" style:font-name-asian="Montserrat1" style:font-size-asian="25pt" style:font-name-complex="Montserrat1" style:font-size-complex="25pt"/>
    </style:style>
    <style:style style:name="P3" style:family="paragraph" style:parent-style-name="Standard">
      <style:paragraph-properties fo:text-align="center" style:justify-single-word="false"/>
      <style:text-properties fo:color="#111111" style:font-name="Montserrat" fo:font-size="25pt" style:font-name-asian="Montserrat1" style:font-size-asian="25pt" style:font-name-complex="Montserrat1" style:font-size-complex="25pt"/>
    </style:style>
    <style:style style:name="P4" style:family="paragraph" style:parent-style-name="Standard">
      <style:text-properties fo:color="#111111" style:font-name="Montserrat" fo:font-size="22pt" style:font-name-asian="Montserrat1" style:font-size-asian="22pt" style:font-name-complex="Montserrat1" style:font-size-complex="22pt"/>
    </style:style>
    <style:style style:name="P5" style:family="paragraph" style:parent-style-name="Standard">
      <style:text-properties fo:color="#111111" style:font-name="Montserrat" fo:font-size="20pt" style:font-name-asian="Montserrat1" style:font-size-asian="20pt" style:font-name-complex="Montserrat1" style:font-size-complex="20pt"/>
    </style:style>
    <style:style style:name="P6" style:family="paragraph" style:parent-style-name="Standard">
      <style:text-properties fo:color="#111111" style:font-name="Montserrat Light" fo:font-size="20pt" style:font-name-asian="Montserrat Light1" style:font-size-asian="20pt" style:font-name-complex="Montserrat Light1" style:font-size-complex="20pt"/>
    </style:style>
    <style:style style:name="P7" style:family="paragraph" style:parent-style-name="Standard">
      <style:text-properties fo:color="#111111" style:font-name="Montserrat Light" fo:font-size="18pt" style:font-name-asian="Montserrat Light1" style:font-size-asian="18pt" style:font-name-complex="Montserrat Light1" style:font-size-complex="1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111111" style:text-line-through-style="none" style:text-line-through-type="none" style:text-position="0% 100%" style:font-name="Montserrat Light" fo:font-size="20pt" fo:font-style="normal" style:text-underline-style="none" fo:font-weight="normal" style:font-name-asian="Montserrat Light1" style:font-size-asian="20pt" style:font-style-asian="normal" style:font-weight-asian="normal" style:font-name-complex="Montserrat Light1" style:font-size-complex="2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111111" style:text-line-through-style="none" style:text-line-through-type="none" style:text-position="0% 100%" style:font-name="Montserrat Light" fo:font-size="18pt" fo:font-style="normal" style:text-underline-style="none" fo:font-weight="normal" style:font-name-asian="Montserrat Light1" style:font-size-asian="18pt" style:font-style-asian="normal" style:font-weight-asian="normal" style:font-name-complex="Montserrat Light1" style:font-size-complex="18pt"/>
    </style:style>
    <style:style style:name="P1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111111" style:font-name="Montserrat" fo:font-size="30pt" style:font-name-asian="Montserrat1" style:font-size-asian="30pt" style:font-name-complex="Montserrat1" style:font-size-complex="30pt"/>
    </style:style>
    <style:style style:name="T2" style:family="text">
      <style:text-properties fo:color="#111111" style:font-name="Montserrat" fo:font-size="22pt" style:font-name-asian="Montserrat1" style:font-size-asian="22pt" style:font-name-complex="Montserrat1" style:font-size-complex="22pt"/>
    </style:style>
    <style:style style:name="T3" style:family="text">
      <style:text-properties fo:color="#111111" style:font-name="Montserrat Light" fo:font-size="16pt" style:font-name-asian="Montserrat Light1" style:font-size-asian="16pt" style:font-name-complex="Montserrat Light1" style:font-size-complex="16pt"/>
    </style:style>
    <style:style style:name="T4" style:family="text">
      <style:text-properties fo:color="#111111" style:font-name="Montserrat Light" fo:font-size="18pt" style:font-name-asian="Montserrat Light1" style:font-size-asian="18pt" style:font-name-complex="Montserrat Light1" style:font-size-complex="18pt"/>
    </style:style>
    <style:style style:name="T5" style:family="text">
      <style:text-properties fo:color="#999999" style:font-name="Montserrat" fo:font-size="24pt" style:font-name-asian="Montserrat1" style:font-size-asian="24pt" style:font-name-complex="Montserrat1" style:font-size-complex="24pt"/>
    </style:style>
    <style:style style:name="T6" style:family="text">
      <style:text-properties fo:color="#666666" style:font-name="Montserrat Light" fo:font-size="16pt" style:font-name-asian="Montserrat Light1" style:font-size-asian="16pt" style:font-name-complex="Montserrat Light1" style:font-size-complex="16pt"/>
    </style:style>
    <style:style style:name="T7" style:family="text">
      <style:text-properties fo:font-variant="normal" fo:text-transform="none" fo:color="#111111" style:text-line-through-style="none" style:text-line-through-type="none" style:text-position="0% 100%" style:font-name="Montserrat Light" fo:font-size="16pt" fo:font-style="normal" style:text-underline-style="none" fo:font-weight="normal" style:font-name-asian="Montserrat Light1" style:font-size-asian="16pt" style:font-style-asian="normal" style:font-weight-asian="normal" style:font-name-complex="Montserrat Light1" style:font-size-complex="16pt"/>
    </style:style>
    <style:style style:name="T8" style:family="text">
      <style:text-properties fo:font-variant="normal" fo:text-transform="none" fo:color="#111111" style:text-line-through-style="none" style:text-line-through-type="none" style:text-position="0% 100%" style:font-name="Montserrat Light" fo:font-size="18pt" fo:font-style="normal" style:text-underline-style="none" fo:font-weight="normal" style:font-name-asian="Montserrat Light1" style:font-size-asian="18pt" style:font-style-asian="normal" style:font-weight-asian="normal" style:font-name-complex="Montserrat Light1" style:font-size-complex="18pt"/>
    </style:style>
    <style:style style:name="T9" style:family="text">
      <style:text-properties fo:font-variant="normal" fo:text-transform="none" fo:color="#111111" style:text-line-through-style="none" style:text-line-through-type="none" style:text-position="0% 100%" style:font-name="Montserrat Light" fo:font-size="20pt" fo:font-style="normal" style:text-underline-style="none" fo:font-weight="normal" style:font-name-asian="Montserrat Light1" style:font-size-asian="20pt" style:font-style-asian="normal" style:font-weight-asian="normal" style:font-name-complex="Montserrat Light1" style:font-size-complex="20pt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Montserrat Light" fo:font-size="16pt" fo:font-style="normal" style:text-underline-style="none" fo:font-weight="normal" style:font-name-asian="Montserrat Light1" style:font-size-asian="16pt" style:font-style-asian="normal" style:font-weight-asian="normal" style:font-name-complex="Montserrat Light1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EHMET BURAK ERMAN</text:span></text:p>
      <text:p text:style-name="P1"><text:span text:style-name="T5">Front End Developer</text:span></text:p>
      <text:p text:style-name="P3"/>
      <text:p text:style-name="P3"/>
      <text:p text:style-name="P3"/>
      <text:p text:style-name="P3"/>
      <text:p text:style-name="Standard"><text:span text:style-name="T3">Born in 1994.</text:span></text:p>
      <text:p text:style-name="Standard"><text:span text:style-name="T3">Lives in Istanbul, Turkey.</text:span></text:p>
      <text:p text:style-name="P6"/>
      <text:p text:style-name="P6"/>
      <text:p text:style-name="Standard"><text:a xlink:type="simple" xlink:href="https://mburakerman.github.io/" text:style-name="ListLabel_20_1" text:visited-style-name="ListLabel_20_1"><text:span text:style-name="T4">mburakerman.github.io</text:span></text:a></text:p>
      <text:p text:style-name="Standard"><text:a xlink:type="simple" xlink:href="https://github.com/mburakerman/" text:style-name="ListLabel_20_1" text:visited-style-name="ListLabel_20_1"><text:span text:style-name="T4">github.com/mburakerman</text:span></text:a></text:p>
      <text:p text:style-name="Standard"><text:a xlink:type="simple" xlink:href="https://codepen.io/mburakerman/" text:style-name="ListLabel_20_1" text:visited-style-name="ListLabel_20_1"><text:span text:style-name="T4">codepen.io/mburakerman</text:span></text:a></text:p>
      <text:p text:style-name="Standard"><text:a xlink:type="simple" xlink:href="mailto:mburakerman@gmail.com" text:style-name="ListLabel_20_1" text:visited-style-name="ListLabel_20_1"><text:span text:style-name="T4">mburakerman@gmail.com</text:span></text:a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</text:p>
      <text:p text:style-name="P4"/>
      <text:p text:style-name="P4"/>
      <text:p text:style-name="Standard"><text:span text:style-name="T2">EXPERIENCE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6">04.2018 –</text:span></text:p>
            <text:p text:style-name="Standard"><text:span text:style-name="T6">Present</text:span></text:p>
          </table:table-cell>
          <table:table-cell table:style-name="Table1.A1" office:value-type="string">
            <text:p text:style-name="P8"><text:span text:style-name="T7">ZERO STUDIOS</text:span></text:p>
            <text:p text:style-name="P9"/>
            <text:p text:style-name="P8"><text:span text:style-name="T8">Front End Developer</text:span></text:p>
            <text:p text:style-name="P9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6">08.2017 –</text:span></text:p>
            <text:p text:style-name="Standard"><text:span text:style-name="T6">04.2018</text:span></text:p>
          </table:table-cell>
          <table:table-cell table:style-name="Table2.A1" office:value-type="string">
            <text:p text:style-name="P8"><text:span text:style-name="T8">PUXO DIGITAL EXPERIENCE</text:span></text:p>
            <text:p text:style-name="P9"/>
            <text:p text:style-name="P8"><text:span text:style-name="T8">Front End Developer</text:span></text:p>
            <text:p text:style-name="P9"/>
            <text:p text:style-name="P9"/>
          </table:table-cell>
        </table:table-row>
        <table:table-row table:style-name="Table2.1">
          <table:table-cell table:style-name="Table2.A1" office:value-type="string">
            <text:p text:style-name="P8"><text:span text:style-name="T10">03.2017 –</text:span></text:p>
            <text:p text:style-name="P8"><text:span text:style-name="T10">08.2017</text:span></text:p>
          </table:table-cell>
          <table:table-cell table:style-name="Table2.A1" office:value-type="string">
            <text:p text:style-name="P8"><text:span text:style-name="T8">KAODA</text:span></text:p>
            <text:p text:style-name="P9"/>
            <text:p text:style-name="P8"><text:span text:style-name="T9">Junior Front End Developer</text:span>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2">EDUCATION</text:span>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<text:span text:style-name="T10">09.2012 –</text:span></text:p>
            <text:p text:style-name="P8"><text:span text:style-name="T10">01.2017</text:span></text:p>
          </table:table-cell>
          <table:table-cell table:style-name="Table3.A1" office:value-type="string">
            <text:p text:style-name="P8"><text:span text:style-name="T8">HACETTEPE UNIVERSITY</text:span></text:p>
            <text:p text:style-name="P10"/>
            <text:p text:style-name="P8"><text:span text:style-name="T8">Economics</text:span></text:p>
            <text:p text:style-name="P9"/>
            <text:p text:style-name="P9"/>
          </table:table-cell>
        </table:table-row>
        <table:table-row table:style-name="Table3.1">
          <table:table-cell table:style-name="Table3.A1" office:value-type="string">
            <text:p text:style-name="P8"><text:span text:style-name="T10">08.2014 –</text:span></text:p>
            <text:p text:style-name="P8"><text:span text:style-name="T10">02.2015</text:span></text:p>
          </table:table-cell>
          <table:table-cell table:style-name="Table3.A1" office:value-type="string">
            <text:p text:style-name="P8"><text:span text:style-name="T8">HOCHSCHULE WORMS</text:span></text:p>
            <text:p text:style-name="P10"/>
            <text:p text:style-name="P8"><text:span text:style-name="T8">Erasmus Programme</text:span></text:p>
          </table:table-cell>
        </table:table-row>
      </table:table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4"/>
      <text:p text:style-name="P4"/>
      <text:p text:style-name="P4"/>
      <text:p text:style-name="P4"/>
      <text:p text:style-name="Standard"><text:span text:style-name="T2">TECHNICAL SKILLS</text:span></text:p>
      <text:p text:style-name="P5"/>
      <text:p text:style-name="Standard"><text:span text:style-name="T4">HTML5 - Pug</text:span></text:p>
      <text:p text:style-name="Standard"><text:span text:style-name="T4">CSS3 <text:s/>- Stylus</text:span></text:p>
      <text:p text:style-name="Standard"><text:span text:style-name="T4">JavaScript - Vue.js</text:span></text:p>
      <text:p text:style-name="Standard"><text:soft-page-break/><text:span text:style-name="T4">Basic knowledge of Node.js and Pyth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Light1" svg:font-family="'Montserrat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tr" fo:country="T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tr" fo:country="T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0835in" fo:margin-bottom="0.0835in" loext:contextual-spacing="false" fo:line-height="100%"/>
      <style:text-properties fo:font-style="italic" style:font-style-asian="italic"/>
    </style:style>
    <style:style style:name="Sub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ListLabel_20_1" style:display-name="ListLabel 1" style:family="text">
      <style:text-properties fo:color="#111111" style:font-name="Montserrat Light" fo:font-family="'Montserrat Light'" style:font-family-generic="roman" style:font-pitch="variable" fo:font-size="18pt" style:font-name-asian="Montserrat Light1" style:font-family-asian="'Montserrat Light'" style:font-family-generic-asian="system" style:font-pitch-asian="variable" style:font-size-asian="18pt" style:font-name-complex="Montserrat Light1" style:font-family-complex="'Montserrat Light'" style:font-family-generic-complex="system" style:font-pitch-complex="variable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4" meta:paragraph-count="35" meta:word-count="69" meta:character-count="524" meta:non-whitespace-character-count="484"/>
    <meta:generator>LibreOfficeDev/6.0.5.2$Linux_X86_64 LibreOffice_project/</meta:generator>
  </office:meta>
</office:document-meta>
</file>